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3d73a" officeooo:paragraph-rsid="0013d73a"/>
    </style:style>
    <style:style style:name="P2" style:family="paragraph" style:parent-style-name="Standard">
      <style:text-properties style:font-name="Nimbus Mono L" officeooo:rsid="0015d614" officeooo:paragraph-rsid="0015d614"/>
    </style:style>
    <style:style style:name="P3" style:family="paragraph" style:parent-style-name="Standard">
      <style:text-properties style:font-name="Nimbus Mono L" fo:font-weight="bold" officeooo:rsid="0015d614" officeooo:paragraph-rsid="0015d614" style:font-weight-asian="bold" style:font-weight-complex="bold"/>
    </style:style>
    <style:style style:name="P4" style:family="paragraph" style:parent-style-name="Standard">
      <style:text-properties style:font-name="Nimbus Mono L" fo:font-weight="bold" officeooo:rsid="0016000f" officeooo:paragraph-rsid="0016000f" style:font-weight-asian="bold" style:font-weight-complex="bold"/>
    </style:style>
    <style:style style:name="P5" style:family="paragraph" style:parent-style-name="Standard">
      <style:text-properties style:font-name="Nimbus Mono L" fo:font-size="14pt" style:text-underline-style="solid" style:text-underline-width="auto" style:text-underline-color="font-color" fo:font-weight="bold" officeooo:rsid="0013d73a" officeooo:paragraph-rsid="0013d73a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Mono L" fo:font-weight="normal" officeooo:rsid="0016000f" officeooo:paragraph-rsid="0016000f" style:font-weight-asian="normal" style:font-weight-complex="normal"/>
    </style:style>
    <style:style style:name="P7" style:family="paragraph" style:parent-style-name="Standard">
      <style:text-properties style:font-name="Nimbus Mono L" officeooo:rsid="00160d91" officeooo:paragraph-rsid="00160d91"/>
    </style:style>
    <style:style style:name="T1" style:family="text">
      <style:text-properties officeooo:rsid="001486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000f"/>
    </style:style>
    <style:style style:name="T4" style:family="text">
      <style:text-properties officeooo:rsid="00160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andos usados para resolver el ejercicio.</text:p>
      <text:p text:style-name="P1"/>
      <text:p text:style-name="P1">Primero se tiene que instalar el Git con:</text:p>
      <text:p text:style-name="P1">sudo apt-get install git</text:p>
      <text:p text:style-name="P1">Para probar si lo instalo y a su vez ver la versión:</text:p>
      <text:p text:style-name="P1">git –version</text:p>
      <text:p text:style-name="P1"/>
      <text:p text:style-name="P3">Crear un repositorio en github:</text:p>
      <text:p text:style-name="P1">Entre a la pagina de Github y cree mi usuario y un proyecto, que titule <text:s/><text:span text:style-name="T1">Repositorio</text:span></text:p>
      <text:p text:style-name="P1"/>
      <text:p text:style-name="P2"><text:span text:style-name="T2">Para crear un repositorio local git</text:span>: git init</text:p>
      <text:p text:style-name="P2"/>
      <text:p text:style-name="P2"><text:span text:style-name="T2">Agregar un readme al repositorio local</text:span>: touch README.md</text:p>
      <text:p text:style-name="P2"/>
      <text:p text:style-name="P2">Use ls para asegurarme de que se creara</text:p>
      <text:p text:style-name="P2"/>
      <text:p text:style-name="P3">Enlazar el repositorio local al de github</text:p>
      <text:p text:style-name="P2">Luego puse git commit -m “Ejercicio2” para que se confirmaran los cambios</text:p>
      <text:p text:style-name="P7"/>
      <text:p text:style-name="P2">git push -u oring master : Para poder subirlos</text:p>
      <text:p text:style-name="P2">me pidio el lin<text:span text:style-name="T4">k</text:span> de mi github y mi contraseña</text:p>
      <text:p text:style-name="P2"/>
      <text:p text:style-name="P3">Subir en una confirmación (commit) la tarea<text:span text:style-name="T3">1</text:span></text:p>
      <text:p text:style-name="P6">Como no logre enlazar sólo el archivo, cree una carpeta llamada “Tareas” y esta la agregue con git add Tareas, después puse git commit para confirmar los cambios</text:p>
      <text:p text:style-name="P6"/>
      <text:p text:style-name="P4">Subir en una confirmación (commit) un archivo explicando los comandos que se usarion. </text:p>
      <text:p text:style-name="P6">Hice lo mismo que para la Tarea 1 y después la enlace al repositorio local al de github de la misma forma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22:15.978816815</meta:creation-date>
    <dc:date>2016-08-16T22:20:26.054300245</dc:date>
    <meta:editing-duration>PT6M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85" meta:character-count="1028" meta:non-whitespace-character-count="859"/>
  </office:meta>
</office:document-meta>
</file>